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4e128" officeooo:paragraph-rsid="002e7282"/>
    </style:style>
    <style:style style:name="P2" style:family="paragraph" style:parent-style-name="Standard">
      <style:text-properties officeooo:rsid="0017e393" officeooo:paragraph-rsid="0021da6d"/>
    </style:style>
    <style:style style:name="P3" style:family="paragraph" style:parent-style-name="Standard">
      <style:text-properties officeooo:rsid="00170129" officeooo:paragraph-rsid="0030a8b4"/>
    </style:style>
    <style:style style:name="P4" style:family="paragraph" style:parent-style-name="Standard">
      <style:text-properties officeooo:paragraph-rsid="0030a8b4"/>
    </style:style>
    <style:style style:name="P5" style:family="paragraph" style:parent-style-name="Standard">
      <style:text-properties officeooo:rsid="0020466d" officeooo:paragraph-rsid="0030a8b4"/>
    </style:style>
    <style:style style:name="P6" style:family="paragraph" style:parent-style-name="Standard">
      <style:text-properties officeooo:rsid="0020466d" officeooo:paragraph-rsid="0020466d"/>
    </style:style>
    <style:style style:name="P7" style:family="paragraph" style:parent-style-name="Standard">
      <style:text-properties officeooo:rsid="0024e128" officeooo:paragraph-rsid="002e7282"/>
    </style:style>
    <style:style style:name="P8" style:family="paragraph" style:parent-style-name="Standard">
      <style:text-properties officeooo:rsid="0024e128" officeooo:paragraph-rsid="00363fec"/>
    </style:style>
    <style:style style:name="P9" style:family="paragraph" style:parent-style-name="Standard">
      <style:paragraph-properties fo:text-align="justify" style:justify-single-word="false"/>
      <style:text-properties fo:font-weight="bold" officeooo:paragraph-rsid="0037ba99" style:font-weight-asian="bold" style:font-weight-complex="bold"/>
    </style:style>
    <style:style style:name="P10" style:family="paragraph" style:parent-style-name="Standard">
      <style:paragraph-properties fo:text-align="justify" style:justify-single-word="false"/>
      <style:text-properties fo:font-weight="normal" officeooo:rsid="0020466d" officeooo:paragraph-rsid="00363fec" style:font-weight-asian="normal" style:font-weight-complex="normal"/>
    </style:style>
    <style:style style:name="P11" style:family="paragraph" style:parent-style-name="Standard">
      <style:paragraph-properties fo:text-align="justify" style:justify-single-word="false"/>
      <style:text-properties fo:font-weight="normal" officeooo:rsid="0037ba99" officeooo:paragraph-rsid="0037ba99" style:font-weight-asian="normal" style:font-weight-complex="normal"/>
    </style:style>
    <style:style style:name="P12" style:family="paragraph" style:parent-style-name="Standard">
      <style:paragraph-properties fo:text-align="justify" style:justify-single-word="false"/>
      <style:text-properties fo:font-weight="normal" officeooo:rsid="0037ba99" officeooo:paragraph-rsid="0037e2ae" style:font-weight-asian="normal" style:font-weight-complex="normal"/>
    </style:style>
    <style:style style:name="P13" style:family="paragraph" style:parent-style-name="Standard">
      <style:paragraph-properties fo:text-align="justify" style:justify-single-word="false"/>
      <style:text-properties fo:font-weight="normal" officeooo:rsid="0037ba99" officeooo:paragraph-rsid="0037fc92" style:font-weight-asian="normal" style:font-weight-complex="normal"/>
    </style:style>
    <style:style style:name="P14" style:family="paragraph" style:parent-style-name="Standard">
      <style:paragraph-properties fo:text-align="justify" style:justify-single-word="false"/>
      <style:text-properties fo:font-weight="normal" officeooo:rsid="0037ba99" officeooo:paragraph-rsid="0038db56" style:font-weight-asian="normal" style:font-weight-complex="normal"/>
    </style:style>
    <style:style style:name="P15" style:family="paragraph" style:parent-style-name="Standard">
      <style:text-properties officeooo:rsid="0021da6d" officeooo:paragraph-rsid="00363fec"/>
    </style:style>
    <style:style style:name="P16" style:family="paragraph" style:parent-style-name="Standard">
      <style:text-properties officeooo:rsid="0021da6d" officeooo:paragraph-rsid="0037ba99"/>
    </style:style>
    <style:style style:name="P17" style:family="paragraph" style:parent-style-name="Standard">
      <style:text-properties officeooo:paragraph-rsid="0021da6d"/>
    </style:style>
    <style:style style:name="P18" style:family="paragraph" style:parent-style-name="Standard">
      <style:text-properties officeooo:rsid="00363fec" officeooo:paragraph-rsid="00363fec"/>
    </style:style>
    <style:style style:name="P19" style:family="paragraph" style:parent-style-name="Standard">
      <style:text-properties officeooo:paragraph-rsid="00363fec"/>
    </style:style>
    <style:style style:name="P20" style:family="paragraph" style:parent-style-name="Standard">
      <style:text-properties officeooo:paragraph-rsid="0037ba99"/>
    </style:style>
    <style:style style:name="P21" style:family="paragraph" style:parent-style-name="Heading_20_2">
      <style:text-properties officeooo:rsid="00363fec" officeooo:paragraph-rsid="00363fec"/>
    </style:style>
    <style:style style:name="P22" style:family="paragraph" style:parent-style-name="Heading_20_2" style:list-style-name="">
      <style:text-properties officeooo:rsid="00363fec" officeooo:paragraph-rsid="00363fec"/>
    </style:style>
    <style:style style:name="P23" style:family="paragraph" style:parent-style-name="Heading_20_2">
      <style:paragraph-properties fo:break-before="page"/>
      <style:text-properties officeooo:rsid="00363fec" officeooo:paragraph-rsid="00363fec"/>
    </style:style>
    <style:style style:name="P24" style:family="paragraph" style:parent-style-name="Heading_20_1">
      <style:text-properties officeooo:rsid="00363fec" officeooo:paragraph-rsid="00363fec"/>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187c8b" style:font-style-asian="normal" style:font-style-complex="normal"/>
    </style:style>
    <style:style style:name="T3" style:family="text">
      <style:text-properties fo:font-style="normal" officeooo:rsid="001cdb05" style:font-style-asian="normal" style:font-style-complex="normal"/>
    </style:style>
    <style:style style:name="T4" style:family="text">
      <style:text-properties fo:font-style="normal" officeooo:rsid="0024e128" style:font-style-asian="normal" style:font-style-complex="normal"/>
    </style:style>
    <style:style style:name="T5" style:family="text">
      <style:text-properties fo:font-style="normal" officeooo:rsid="002e7282" style:font-style-asian="normal" style:font-style-complex="normal"/>
    </style:style>
    <style:style style:name="T6" style:family="text">
      <style:text-properties fo:font-style="normal" officeooo:rsid="0030a8b4" style:font-style-asian="normal" style:font-style-complex="normal"/>
    </style:style>
    <style:style style:name="T7" style:family="text">
      <style:text-properties fo:font-style="normal" officeooo:rsid="00363fec" style:font-style-asian="normal" style:font-style-complex="normal"/>
    </style:style>
    <style:style style:name="T8" style:family="text">
      <style:text-properties fo:font-style="normal" officeooo:rsid="0037e2ae" style:font-style-asian="normal" style:font-style-complex="normal"/>
    </style:style>
    <style:style style:name="T9" style:family="text">
      <style:text-properties fo:font-style="normal" officeooo:rsid="0037fc92" style:font-style-asian="normal" style:font-style-complex="normal"/>
    </style:style>
    <style:style style:name="T10" style:family="text">
      <style:text-properties fo:font-style="normal" officeooo:rsid="0038404f" style:font-style-asian="normal" style:font-style-complex="normal"/>
    </style:style>
    <style:style style:name="T11" style:family="text">
      <style:text-properties fo:font-style="normal" officeooo:rsid="0038db56" style:font-style-asian="normal" style:font-style-complex="normal"/>
    </style:style>
    <style:style style:name="T12" style:family="text">
      <style:text-properties fo:font-size="12pt" fo:font-style="normal" officeooo:rsid="001cdb05" style:font-style-asian="normal" style:font-style-complex="normal"/>
    </style:style>
    <style:style style:name="T13" style:family="text">
      <style:text-properties fo:font-size="12pt" fo:font-style="normal" officeooo:rsid="0024e128" style:font-style-asian="normal" style:font-style-complex="normal"/>
    </style:style>
    <style:style style:name="T14" style:family="text">
      <style:text-properties fo:font-size="12pt" fo:font-style="normal" officeooo:rsid="0030a8b4" style:font-style-asian="normal" style:font-style-complex="normal"/>
    </style:style>
    <style:style style:name="T15" style:family="text">
      <style:text-properties fo:font-size="12pt" fo:font-style="normal" officeooo:rsid="00363fec" style:font-style-asian="normal" style:font-style-complex="normal"/>
    </style:style>
    <style:style style:name="T16" style:family="text">
      <style:text-properties style:font-name="Liberation Serif" fo:font-size="16pt" style:font-size-asian="16pt" style:font-size-complex="16pt"/>
    </style:style>
    <style:style style:name="T17" style:family="text">
      <style:text-properties style:font-name="Liberation Serif" fo:font-size="16pt" officeooo:rsid="0021da6d" style:font-size-asian="16pt" style:font-size-complex="16pt"/>
    </style:style>
    <style:style style:name="T18" style:family="text">
      <style:text-properties style:font-name="Liberation Serif" fo:font-size="16pt" officeooo:rsid="00238239" style:font-size-asian="16pt" style:font-size-complex="16pt"/>
    </style:style>
    <style:style style:name="T19" style:family="text">
      <style:text-properties style:font-name="Liberation Serif" fo:font-size="16pt" officeooo:rsid="00363fec" style:font-size-asian="16pt" style:font-size-complex="16pt"/>
    </style:style>
    <style:style style:name="T20" style:family="text">
      <style:text-properties fo:color="#000000" fo:font-size="12pt" fo:font-style="normal" officeooo:rsid="001cdb05" fo:background-color="#000000" loext:char-shading-value="0" style:font-style-asian="normal" style:font-style-complex="normal"/>
    </style:style>
    <style:style style:name="T21" style:family="text">
      <style:text-properties fo:color="#000000" fo:font-style="normal" officeooo:rsid="00187c8b" fo:background-color="#000000" loext:char-shading-value="0" style:font-style-asian="normal" style:font-style-complex="normal"/>
    </style:style>
    <style:style style:name="T22" style:family="text">
      <style:text-properties officeooo:rsid="0024e128"/>
    </style:style>
    <style:style style:name="T23" style:family="text">
      <style:text-properties officeooo:rsid="00269375"/>
    </style:style>
    <style:style style:name="T24" style:family="text">
      <style:text-properties officeooo:rsid="002868f1"/>
    </style:style>
    <style:style style:name="T25" style:family="text">
      <style:text-properties fo:font-size="22pt" officeooo:rsid="0021da6d" style:font-size-asian="22pt" style:font-size-complex="22pt"/>
    </style:style>
    <style:style style:name="T26" style:family="text">
      <style:text-properties officeooo:rsid="0029d55a"/>
    </style:style>
    <style:style style:name="T27" style:family="text">
      <style:text-properties officeooo:rsid="00328352"/>
    </style:style>
    <style:style style:name="T28" style:family="text">
      <style:text-properties officeooo:rsid="00363fec"/>
    </style:style>
    <style:style style:name="T29" style:family="text">
      <style:text-properties officeooo:rsid="0037ba99"/>
    </style: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52cm" svg:stroke-color="#000000" draw:marker-start-width="0.579cm"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5">TP1. Réseaux </text:span><text:span text:style-name="T17">(</text:span><text:span text:style-name="T18">Représentation</text:span><text:span text:style-name="T17"> </text:span><text:span text:style-name="T18">de signaux numériques</text:span><text:span text:style-name="T17"> (</text:span><text:span text:style-name="T18">Couche</text:span><text:span text:style-name="T17"> 1) )</text:span></text:p>
      <text:h text:style-name="P24" text:outline-level="1"><text:span text:style-name="T16">Les bases</text:span></text:h>
      <text:h text:style-name="P21" text:outline-level="2"><text:span text:style-name="T19">C</text:span><text:span text:style-name="T16">odage NRZ</text:span></text:h>
      <text:p text:style-name="P2"/>
      <text:p text:style-name="P4"><text:span text:style-name="Emphasis"><text:span text:style-name="T3">1- </text:span></text:span><text:span text:style-name="Emphasis"><text:span text:style-name="T4">Générer </text:span></text:span><text:span text:style-name="Emphasis"><text:span text:style-name="T5">le codage NRZ de</text:span></text:span><text:span text:style-name="Emphasis"><text:span text:style-name="T4"> la séquence de bits </text:span></text:span><text:span text:style-name="Emphasis"><text:span text:style-name="T12">1 0 0 0 0 1 0 1 1 1 1</text:span></text:span><text:span text:style-name="Emphasis"><text:span text:style-name="T13"> :</text:span></text:span></text:p>
      <text:p text:style-name="P4"/>
      <text:p text:style-name="P4"><draw:line text:anchor-type="paragraph" draw:z-index="1" draw:name="Forme1" draw:style-name="gr2" draw:text-style-name="P25" svg:x1="0.298cm" svg:y1="0.06cm" svg:x2="0.298cm" svg:y2="2.918cm"><text:p/></draw:line><draw:line text:anchor-type="paragraph" draw:z-index="2" draw:name="Forme1" draw:style-name="gr2" draw:text-style-name="P25" svg:x1="0.298cm" svg:y1="0.06cm" svg:x2="0.298cm" svg:y2="2.918cm"><text:p/></draw:line><draw:line text:anchor-type="paragraph" draw:z-index="3" draw:name="Forme1" draw:style-name="gr3" draw:text-style-name="P25" svg:x1="1.277cm" svg:y1="0.086cm" svg:x2="1.277cm" svg:y2="2.944cm"><text:p/></draw:line><draw:line text:anchor-type="paragraph" draw:z-index="4" draw:name="Forme1" draw:style-name="gr3" draw:text-style-name="P25" svg:x1="2.277cm" svg:y1="0.086cm" svg:x2="2.277cm" svg:y2="2.944cm"><text:p/></draw:line><draw:line text:anchor-type="paragraph" draw:z-index="5" draw:name="Forme1" draw:style-name="gr3" draw:text-style-name="P25" svg:x1="3.277cm" svg:y1="0.086cm" svg:x2="3.277cm" svg:y2="2.944cm"><text:p/></draw:line><draw:line text:anchor-type="paragraph" draw:z-index="6" draw:name="Forme1" draw:style-name="gr3" draw:text-style-name="P25" svg:x1="4.277cm" svg:y1="0.086cm" svg:x2="4.277cm" svg:y2="2.944cm"><text:p/></draw:line><draw:line text:anchor-type="paragraph" draw:z-index="7" draw:name="Forme1" draw:style-name="gr3" draw:text-style-name="P25" svg:x1="5.278cm" svg:y1="0.086cm" svg:x2="5.278cm" svg:y2="2.944cm"><text:p/></draw:line><draw:line text:anchor-type="paragraph" draw:z-index="8" draw:name="Forme1" draw:style-name="gr3" draw:text-style-name="P25" svg:x1="6.278cm" svg:y1="0.086cm" svg:x2="6.278cm" svg:y2="2.944cm"><text:p/></draw:line><draw:line text:anchor-type="paragraph" draw:z-index="9" draw:name="Forme1" draw:style-name="gr3" draw:text-style-name="P25" svg:x1="7.278cm" svg:y1="0.086cm" svg:x2="7.278cm" svg:y2="2.944cm"><text:p/></draw:line><draw:line text:anchor-type="paragraph" draw:z-index="10" draw:name="Forme1" draw:style-name="gr3" draw:text-style-name="P25" svg:x1="8.278cm" svg:y1="0.086cm" svg:x2="8.278cm" svg:y2="2.944cm"><text:p/></draw:line><draw:line text:anchor-type="paragraph" draw:z-index="11" draw:name="Forme1" draw:style-name="gr3" draw:text-style-name="P25" svg:x1="9.278cm" svg:y1="0.086cm" svg:x2="9.278cm" svg:y2="2.944cm"><text:p/></draw:line><draw:line text:anchor-type="paragraph" draw:z-index="12" draw:name="Forme1" draw:style-name="gr3" draw:text-style-name="P25" svg:x1="10.278cm" svg:y1="0.086cm" svg:x2="10.278cm" svg:y2="2.944cm"><text:p/></draw:line><draw:line text:anchor-type="paragraph" draw:z-index="13" draw:name="Forme1" draw:style-name="gr3" draw:text-style-name="P25" svg:x1="11.278cm" svg:y1="0.086cm" svg:x2="11.278cm" svg:y2="2.944cm"><text:p/></draw:line><draw:line text:anchor-type="paragraph" draw:z-index="14" draw:name="Forme1" draw:style-name="gr3" draw:text-style-name="P25" svg:x1="12.278cm" svg:y1="0.086cm" svg:x2="12.278cm" svg:y2="2.944cm"><text:p/></draw:line><draw:line text:anchor-type="paragraph" draw:z-index="15" draw:name="Forme1" draw:style-name="gr3" draw:text-style-name="P25" svg:x1="13.279cm" svg:y1="0.086cm" svg:x2="13.279cm" svg:y2="2.944cm"><text:p/></draw:line><draw:line text:anchor-type="paragraph" draw:z-index="16" draw:name="Forme1" draw:style-name="gr3" draw:text-style-name="P25" svg:x1="14.279cm" svg:y1="0.086cm" svg:x2="14.279cm" svg:y2="2.944cm"><text:p/></draw:line><text:span text:style-name="Emphasis"><text:span text:style-name="T12"/></text:span></text:p>
      <text:p text:style-name="P4"><text:span text:style-name="Emphasis"><text:span text:style-name="T12"/></text:span></text:p>
      <text:p text:style-name="P4"/>
      <text:p text:style-name="P4"><draw:line text:anchor-type="paragraph" draw:z-index="0" draw:style-name="gr1" draw:text-style-name="P25" svg:x1="-0.125cm" svg:y1="0.06cm" svg:x2="14.956cm" svg:y2="0.06cm"><text:p/></draw:line><text:span text:style-name="Emphasis"><text:span text:style-name="T12"/></text:span></text:p>
      <text:p text:style-name="P4"><text:span text:style-name="Emphasis"><text:span text:style-name="T2"/></text:span></text:p>
      <text:p text:style-name="P4"><text:span text:style-name="Emphasis"><text:span text:style-name="T2"/></text:span></text:p>
      <text:p text:style-name="P3"/>
      <text:p text:style-name="P4"><text:span text:style-name="Emphasis"><text:span text:style-name="T6">2</text:span></text:span><text:span text:style-name="Emphasis"><text:span text:style-name="T3">- </text:span></text:span><text:span text:style-name="Emphasis"><text:span text:style-name="T4">Générer </text:span></text:span><text:span text:style-name="Emphasis"><text:span text:style-name="T5">le codage </text:span></text:span><text:span text:style-name="Emphasis"><text:span text:style-name="T14">binaire si la séquence de signaux suivante est reçue, selon le signal NRZ :</text:span></text:span></text:p>
      <text:p text:style-name="P4"><draw:line text:anchor-type="paragraph" draw:z-index="41" draw:style-name="gr4" draw:text-style-name="P25" svg:x1="12.256cm" svg:y1="0.482cm" svg:x2="12.26cm" svg:y2="3.516cm"><text:p/></draw:line><draw:line text:anchor-type="paragraph" draw:z-index="43" draw:style-name="gr4" draw:text-style-name="P25" svg:x1="14.279cm" svg:y1="3.581cm" svg:x2="14.256cm" svg:y2="0.482cm"><text:p/></draw:line></text:p>
      <text:p text:style-name="P4"><draw:line text:anchor-type="paragraph" draw:z-index="32" draw:name="Forme1" draw:style-name="gr3" draw:text-style-name="P25" svg:x1="14.279cm" svg:y1="0.086cm" svg:x2="14.279cm" svg:y2="2.944cm"><text:p/></draw:line><draw:line text:anchor-type="paragraph" draw:z-index="31" draw:name="Forme1" draw:style-name="gr3" draw:text-style-name="P25" svg:x1="13.279cm" svg:y1="0.086cm" svg:x2="13.279cm" svg:y2="2.944cm"><text:p/></draw:line><draw:line text:anchor-type="paragraph" draw:z-index="30" draw:name="Forme1" draw:style-name="gr3" draw:text-style-name="P25" svg:x1="12.278cm" svg:y1="0.086cm" svg:x2="12.278cm" svg:y2="2.944cm"><text:p/></draw:line><draw:line text:anchor-type="paragraph" draw:z-index="29" draw:name="Forme1" draw:style-name="gr3" draw:text-style-name="P25" svg:x1="11.278cm" svg:y1="0.086cm" svg:x2="11.278cm" svg:y2="2.944cm"><text:p/></draw:line><draw:line text:anchor-type="paragraph" draw:z-index="28" draw:name="Forme1" draw:style-name="gr3" draw:text-style-name="P25" svg:x1="10.278cm" svg:y1="0.086cm" svg:x2="10.278cm" svg:y2="2.944cm"><text:p/></draw:line><draw:line text:anchor-type="paragraph" draw:z-index="27" draw:name="Forme1" draw:style-name="gr3" draw:text-style-name="P25" svg:x1="9.278cm" svg:y1="0.086cm" svg:x2="9.278cm" svg:y2="2.944cm"><text:p/></draw:line><draw:line text:anchor-type="paragraph" draw:z-index="26" draw:name="Forme1" draw:style-name="gr3" draw:text-style-name="P25" svg:x1="8.278cm" svg:y1="0.086cm" svg:x2="8.278cm" svg:y2="2.944cm"><text:p/></draw:line><draw:line text:anchor-type="paragraph" draw:z-index="25" draw:name="Forme1" draw:style-name="gr3" draw:text-style-name="P25" svg:x1="7.278cm" svg:y1="0.086cm" svg:x2="7.278cm" svg:y2="2.944cm"><text:p/></draw:line><draw:line text:anchor-type="paragraph" draw:z-index="24" draw:name="Forme1" draw:style-name="gr3" draw:text-style-name="P25" svg:x1="6.278cm" svg:y1="0.086cm" svg:x2="6.278cm" svg:y2="2.944cm"><text:p/></draw:line><draw:line text:anchor-type="paragraph" draw:z-index="23" draw:name="Forme1" draw:style-name="gr3" draw:text-style-name="P25" svg:x1="5.278cm" svg:y1="0.086cm" svg:x2="5.278cm" svg:y2="2.944cm"><text:p/></draw:line><draw:line text:anchor-type="paragraph" draw:z-index="22" draw:name="Forme1" draw:style-name="gr3" draw:text-style-name="P25" svg:x1="4.277cm" svg:y1="0.086cm" svg:x2="4.277cm" svg:y2="2.944cm"><text:p/></draw:line><draw:line text:anchor-type="paragraph" draw:z-index="21" draw:name="Forme1" draw:style-name="gr3" draw:text-style-name="P25" svg:x1="3.277cm" svg:y1="0.086cm" svg:x2="3.277cm" svg:y2="2.944cm"><text:p/></draw:line><draw:line text:anchor-type="paragraph" draw:z-index="20" draw:name="Forme1" draw:style-name="gr3" draw:text-style-name="P25" svg:x1="2.277cm" svg:y1="0.086cm" svg:x2="2.277cm" svg:y2="2.944cm"><text:p/></draw:line><draw:line text:anchor-type="paragraph" draw:z-index="19" draw:name="Forme1" draw:style-name="gr3" draw:text-style-name="P25" svg:x1="1.277cm" svg:y1="0.086cm" svg:x2="1.277cm" svg:y2="2.944cm"><text:p/></draw:line><draw:line text:anchor-type="paragraph" draw:z-index="18" draw:name="Forme1" draw:style-name="gr2" draw:text-style-name="P25" svg:x1="0.298cm" svg:y1="0.06cm" svg:x2="0.298cm" svg:y2="2.918cm"><text:p/></draw:line><draw:line text:anchor-type="paragraph" draw:z-index="17" draw:name="Forme1" draw:style-name="gr2" draw:text-style-name="P25" svg:x1="0.298cm" svg:y1="0.06cm" svg:x2="0.298cm" svg:y2="2.918cm"><text:p/></draw:line><draw:line text:anchor-type="paragraph" draw:z-index="34" draw:style-name="gr4" draw:text-style-name="P25" svg:x1="0.298cm" svg:y1="0.06cm" svg:x2="2.355cm" svg:y2="0.058cm"><text:p/></draw:line><draw:line text:anchor-type="paragraph" draw:z-index="37" draw:style-name="gr4" draw:text-style-name="P25" svg:x1="3.194cm" svg:y1="0.085cm" svg:x2="8.278cm" svg:y2="0.087cm"><text:p/></draw:line><draw:line text:anchor-type="paragraph" draw:z-index="35" draw:style-name="gr4" draw:text-style-name="P25" svg:x1="2.277cm" svg:y1="0.06cm" svg:x2="2.281cm" svg:y2="3.094cm"><text:p/></draw:line><draw:line text:anchor-type="paragraph" draw:z-index="36" draw:style-name="gr4" draw:text-style-name="P25" svg:x1="3.277cm" svg:y1="3.093cm" svg:x2="3.277cm" svg:y2="0.086cm"><text:p/></draw:line><draw:line text:anchor-type="paragraph" draw:z-index="42" draw:style-name="gr4" draw:text-style-name="P26" svg:x1="12.178cm" svg:y1="0.064cm" svg:x2="14.318cm" svg:y2="0.076cm"><text:p/></draw:line><draw:line text:anchor-type="paragraph" draw:z-index="44" draw:style-name="gr4" draw:text-style-name="P25" svg:x1="8.269cm" svg:y1="0cm" svg:x2="8.273cm" svg:y2="3.034cm"><text:p/></draw:line><draw:line text:anchor-type="paragraph" draw:z-index="39" draw:style-name="gr4" draw:text-style-name="P26" svg:x1="9.2cm" svg:y1="0.058cm" svg:x2="10.368cm" svg:y2="0.056cm"><text:p/></draw:line><draw:line text:anchor-type="paragraph" draw:z-index="38" draw:style-name="gr4" draw:text-style-name="P25" svg:x1="9.278cm" svg:y1="0.011cm" svg:x2="9.282cm" svg:y2="2.944cm"><text:p/></draw:line><draw:line text:anchor-type="paragraph" draw:z-index="40" draw:style-name="gr4" draw:text-style-name="P25" svg:x1="10.278cm" svg:y1="2.943cm" svg:x2="10.278cm" svg:y2="0.056cm"><text:p/></draw:line></text:p>
      <text:p text:style-name="P4"/>
      <text:p text:style-name="P4"/>
      <text:p text:style-name="P4"><draw:line text:anchor-type="paragraph" draw:z-index="33" draw:style-name="gr1" draw:text-style-name="P25" svg:x1="-0.125cm" svg:y1="0.06cm" svg:x2="14.956cm" svg:y2="0.06cm"><text:p/></draw:line><text:span text:style-name="Emphasis"><text:span text:style-name="T12"/></text:span></text:p>
      <text:p text:style-name="P4"><text:span text:style-name="Emphasis"><text:span text:style-name="T2"/></text:span></text:p>
      <text:p text:style-name="P4"/>
      <text:p text:style-name="P5"><draw:line text:anchor-type="paragraph" draw:z-index="45" draw:style-name="gr4" draw:text-style-name="P26" svg:x1="8.193cm" svg:y1="0.023cm" svg:x2="9.359cm" svg:y2="0.035cm"><text:p/></draw:line><draw:line text:anchor-type="paragraph" draw:z-index="46" draw:style-name="gr4" draw:text-style-name="P26" svg:x1="2.21cm" svg:y1="0.166cm" svg:x2="3.342cm" svg:y2="0.162cm"><text:p/></draw:line><draw:line text:anchor-type="paragraph" draw:z-index="47" draw:style-name="gr4" draw:text-style-name="P26" svg:x1="10.192cm" svg:y1="0.035cm" svg:x2="12.279cm" svg:y2="0.023cm"><text:p/></draw:line></text:p>
      <text:p text:style-name="P1">4- Écrire, <text:span text:style-name="T27">dans votre langage favori,</text:span> <text:span text:style-name="T26">une fonction NRZBitsToSignal </text:span>qui <text:span text:style-name="T27">prend en paramètre une séquence de bits et renvoie une séquence de signaux selon le </text:span><text:span text:style-name="Emphasis"><text:span text:style-name="T5">codage NRZ</text:span></text:span>. <text:span text:style-name="T23">Par exemple, le programme prend le code « 1001 » et retourne [‘+’,’ -’,’ -’,‘+’]. <text:s/></text:span>Tester votre programme <text:span text:style-name="T24">sur</text:span> la séquence donnée en <text:span text:style-name="T28">q</text:span>1.</text:p>
      <text:p text:style-name="P6"/>
      <text:p text:style-name="P18">5- <text:span text:style-name="T22">Écrire, dans votre langage favori, une fonction NRZ</text:span>SignalToBits<text:span text:style-name="T22"> qui prend en paramètre une séquence de </text:span>signaux<text:span text:style-name="T22"> et renvoie une séquence de </text:span>bits,<text:span text:style-name="T22"> selon le </text:span><text:span text:style-name="Emphasis"><text:span text:style-name="T5">codage NRZ</text:span></text:span><text:span text:style-name="T22">. Par exemple, le programme prend le code [‘+’,’ -’,’ -’,‘+’] </text:span>et retourne <text:span text:style-name="T22">« 1001 ». <text:s/>Tester votre programme sur la séquence donnée en </text:span>q<text:span text:style-name="T22">1.</text:span></text:p>
      <text:h text:style-name="P21" text:outline-level="2"><text:span text:style-name="T16">Codage NRZI</text:span></text:h>
      <text:p text:style-name="P19"><text:span text:style-name="Emphasis"><text:span text:style-name="T7">Mêmes questions que la section précédente, appliquées cette fois-ci sur le codage NRZI</text:span></text:span></text:p>
      <text:p text:style-name="P19"><text:span text:style-name="Emphasis"><text:span text:style-name="T4"/></text:span></text:p>
      <text:p text:style-name="P19"><draw:line text:anchor-type="paragraph" draw:z-index="49" draw:name="Forme1" draw:style-name="gr2" draw:text-style-name="P25" svg:x1="0.298cm" svg:y1="0.06cm" svg:x2="0.298cm" svg:y2="2.918cm"><text:p/></draw:line><draw:line text:anchor-type="paragraph" draw:z-index="50" draw:name="Forme1" draw:style-name="gr2" draw:text-style-name="P25" svg:x1="0.298cm" svg:y1="0.06cm" svg:x2="0.298cm" svg:y2="2.918cm"><text:p/></draw:line><draw:line text:anchor-type="paragraph" draw:z-index="51" draw:name="Forme1" draw:style-name="gr3" draw:text-style-name="P25" svg:x1="1.277cm" svg:y1="0.086cm" svg:x2="1.277cm" svg:y2="2.944cm"><text:p/></draw:line><draw:line text:anchor-type="paragraph" draw:z-index="52" draw:name="Forme1" draw:style-name="gr3" draw:text-style-name="P25" svg:x1="2.277cm" svg:y1="0.086cm" svg:x2="2.277cm" svg:y2="2.944cm"><text:p/></draw:line><draw:line text:anchor-type="paragraph" draw:z-index="53" draw:name="Forme1" draw:style-name="gr3" draw:text-style-name="P25" svg:x1="3.277cm" svg:y1="0.086cm" svg:x2="3.277cm" svg:y2="2.944cm"><text:p/></draw:line><draw:line text:anchor-type="paragraph" draw:z-index="54" draw:name="Forme1" draw:style-name="gr3" draw:text-style-name="P25" svg:x1="4.277cm" svg:y1="0.086cm" svg:x2="4.277cm" svg:y2="2.944cm"><text:p/></draw:line><draw:line text:anchor-type="paragraph" draw:z-index="55" draw:name="Forme1" draw:style-name="gr3" draw:text-style-name="P25" svg:x1="5.278cm" svg:y1="0.086cm" svg:x2="5.278cm" svg:y2="2.944cm"><text:p/></draw:line><draw:line text:anchor-type="paragraph" draw:z-index="56" draw:name="Forme1" draw:style-name="gr3" draw:text-style-name="P25" svg:x1="6.278cm" svg:y1="0.086cm" svg:x2="6.278cm" svg:y2="2.944cm"><text:p/></draw:line><draw:line text:anchor-type="paragraph" draw:z-index="57" draw:name="Forme1" draw:style-name="gr3" draw:text-style-name="P25" svg:x1="7.278cm" svg:y1="0.086cm" svg:x2="7.278cm" svg:y2="2.944cm"><text:p/></draw:line><draw:line text:anchor-type="paragraph" draw:z-index="58" draw:name="Forme1" draw:style-name="gr3" draw:text-style-name="P25" svg:x1="8.278cm" svg:y1="0.086cm" svg:x2="8.278cm" svg:y2="2.944cm"><text:p/></draw:line><draw:line text:anchor-type="paragraph" draw:z-index="59" draw:name="Forme1" draw:style-name="gr3" draw:text-style-name="P25" svg:x1="9.278cm" svg:y1="0.086cm" svg:x2="9.278cm" svg:y2="2.944cm"><text:p/></draw:line><draw:line text:anchor-type="paragraph" draw:z-index="60" draw:name="Forme1" draw:style-name="gr3" draw:text-style-name="P25" svg:x1="10.278cm" svg:y1="0.086cm" svg:x2="10.278cm" svg:y2="2.944cm"><text:p/></draw:line><draw:line text:anchor-type="paragraph" draw:z-index="61" draw:name="Forme1" draw:style-name="gr3" draw:text-style-name="P25" svg:x1="11.278cm" svg:y1="0.086cm" svg:x2="11.278cm" svg:y2="2.944cm"><text:p/></draw:line><draw:line text:anchor-type="paragraph" draw:z-index="62" draw:name="Forme1" draw:style-name="gr3" draw:text-style-name="P25" svg:x1="12.278cm" svg:y1="0.086cm" svg:x2="12.278cm" svg:y2="2.944cm"><text:p/></draw:line><draw:line text:anchor-type="paragraph" draw:z-index="63" draw:name="Forme1" draw:style-name="gr3" draw:text-style-name="P25" svg:x1="13.279cm" svg:y1="0.086cm" svg:x2="13.279cm" svg:y2="2.944cm"><text:p/></draw:line><draw:line text:anchor-type="paragraph" draw:z-index="64" draw:name="Forme1" draw:style-name="gr3" draw:text-style-name="P25" svg:x1="14.279cm" svg:y1="0.086cm" svg:x2="14.279cm" svg:y2="2.944cm"><text:p/></draw:line><text:span text:style-name="Emphasis"><text:span text:style-name="T20"/></text:span></text:p>
      <text:p text:style-name="P19"><text:span text:style-name="Emphasis"><text:span text:style-name="T20"/></text:span></text:p>
      <text:p text:style-name="P19"><text:span text:style-name="Emphasis"><text:span text:style-name="T20"/></text:span></text:p>
      <text:p text:style-name="P19"><draw:line text:anchor-type="paragraph" draw:z-index="48" draw:style-name="gr1" draw:text-style-name="P25" svg:x1="-0.125cm" svg:y1="0.06cm" svg:x2="14.956cm" svg:y2="0.06cm"><text:p/></draw:line><text:span text:style-name="Emphasis"><text:span text:style-name="T20"/></text:span></text:p>
      <text:p text:style-name="P19"><text:span text:style-name="Emphasis"><text:span text:style-name="T21"/></text:span></text:p>
      <text:p text:style-name="P15"/>
      <text:h text:style-name="P22" text:outline-level="2"/>
      <text:h text:style-name="P23" text:outline-level="2"><text:span text:style-name="T16">Codage Manchester</text:span></text:h>
      <text:p text:style-name="P19"><text:span text:style-name="Emphasis"><text:span text:style-name="T7">Mêmes questions que la section précédente, appliquées cette fois-ci sur le codage Manchester</text:span></text:span></text:p>
      <text:p text:style-name="P19"><text:span text:style-name="Emphasis"><text:span text:style-name="T4"/></text:span></text:p>
      <text:p text:style-name="P19"><draw:line text:anchor-type="paragraph" draw:z-index="66" draw:name="Forme1" draw:style-name="gr2" draw:text-style-name="P25" svg:x1="0.298cm" svg:y1="0.06cm" svg:x2="0.298cm" svg:y2="2.918cm"><text:p/></draw:line><draw:line text:anchor-type="paragraph" draw:z-index="67" draw:name="Forme1" draw:style-name="gr2" draw:text-style-name="P25" svg:x1="0.298cm" svg:y1="0.06cm" svg:x2="0.298cm" svg:y2="2.918cm"><text:p/></draw:line><draw:line text:anchor-type="paragraph" draw:z-index="68" draw:name="Forme1" draw:style-name="gr3" draw:text-style-name="P25" svg:x1="1.277cm" svg:y1="0.086cm" svg:x2="1.277cm" svg:y2="2.944cm"><text:p/></draw:line><draw:line text:anchor-type="paragraph" draw:z-index="69" draw:name="Forme1" draw:style-name="gr3" draw:text-style-name="P25" svg:x1="2.277cm" svg:y1="0.086cm" svg:x2="2.277cm" svg:y2="2.944cm"><text:p/></draw:line><draw:line text:anchor-type="paragraph" draw:z-index="70" draw:name="Forme1" draw:style-name="gr3" draw:text-style-name="P25" svg:x1="3.277cm" svg:y1="0.086cm" svg:x2="3.277cm" svg:y2="2.944cm"><text:p/></draw:line><draw:line text:anchor-type="paragraph" draw:z-index="71" draw:name="Forme1" draw:style-name="gr3" draw:text-style-name="P25" svg:x1="4.277cm" svg:y1="0.086cm" svg:x2="4.277cm" svg:y2="2.944cm"><text:p/></draw:line><draw:line text:anchor-type="paragraph" draw:z-index="72" draw:name="Forme1" draw:style-name="gr3" draw:text-style-name="P25" svg:x1="5.278cm" svg:y1="0.086cm" svg:x2="5.278cm" svg:y2="2.944cm"><text:p/></draw:line><draw:line text:anchor-type="paragraph" draw:z-index="73" draw:name="Forme1" draw:style-name="gr3" draw:text-style-name="P25" svg:x1="6.278cm" svg:y1="0.086cm" svg:x2="6.278cm" svg:y2="2.944cm"><text:p/></draw:line><draw:line text:anchor-type="paragraph" draw:z-index="74" draw:name="Forme1" draw:style-name="gr3" draw:text-style-name="P25" svg:x1="7.278cm" svg:y1="0.086cm" svg:x2="7.278cm" svg:y2="2.944cm"><text:p/></draw:line><draw:line text:anchor-type="paragraph" draw:z-index="75" draw:name="Forme1" draw:style-name="gr3" draw:text-style-name="P25" svg:x1="8.278cm" svg:y1="0.086cm" svg:x2="8.278cm" svg:y2="2.944cm"><text:p/></draw:line><draw:line text:anchor-type="paragraph" draw:z-index="76" draw:name="Forme1" draw:style-name="gr3" draw:text-style-name="P25" svg:x1="9.278cm" svg:y1="0.086cm" svg:x2="9.278cm" svg:y2="2.944cm"><text:p/></draw:line><draw:line text:anchor-type="paragraph" draw:z-index="77" draw:name="Forme1" draw:style-name="gr3" draw:text-style-name="P25" svg:x1="10.278cm" svg:y1="0.086cm" svg:x2="10.278cm" svg:y2="2.944cm"><text:p/></draw:line><draw:line text:anchor-type="paragraph" draw:z-index="78" draw:name="Forme1" draw:style-name="gr3" draw:text-style-name="P25" svg:x1="11.278cm" svg:y1="0.086cm" svg:x2="11.278cm" svg:y2="2.944cm"><text:p/></draw:line><draw:line text:anchor-type="paragraph" draw:z-index="79" draw:name="Forme1" draw:style-name="gr3" draw:text-style-name="P25" svg:x1="12.278cm" svg:y1="0.086cm" svg:x2="12.278cm" svg:y2="2.944cm"><text:p/></draw:line><draw:line text:anchor-type="paragraph" draw:z-index="80" draw:name="Forme1" draw:style-name="gr3" draw:text-style-name="P25" svg:x1="13.279cm" svg:y1="0.086cm" svg:x2="13.279cm" svg:y2="2.944cm"><text:p/></draw:line><draw:line text:anchor-type="paragraph" draw:z-index="81" draw:name="Forme1" draw:style-name="gr3" draw:text-style-name="P25" svg:x1="14.279cm" svg:y1="0.086cm" svg:x2="14.279cm" svg:y2="2.944cm"><text:p/></draw:line><text:span text:style-name="Emphasis"><text:span text:style-name="T20"/></text:span></text:p>
      <text:p text:style-name="P19"><text:span text:style-name="Emphasis"><text:span text:style-name="T20"/></text:span></text:p>
      <text:p text:style-name="P19"><text:span text:style-name="Emphasis"><text:span text:style-name="T20"/></text:span></text:p>
      <text:p text:style-name="P19"><draw:line text:anchor-type="paragraph" draw:z-index="65" draw:style-name="gr1" draw:text-style-name="P25" svg:x1="-0.125cm" svg:y1="0.06cm" svg:x2="14.956cm" svg:y2="0.06cm"><text:p/></draw:line><text:span text:style-name="Emphasis"><text:span text:style-name="T20"/></text:span></text:p>
      <text:p text:style-name="P19"><text:span text:style-name="Emphasis"><text:span text:style-name="T21"/></text:span></text:p>
      <text:p text:style-name="P15"/>
      <text:p text:style-name="P15"/>
      <text:p text:style-name="P19"><text:span text:style-name="Emphasis"><text:span text:style-name="T4">Générer </text:span></text:span><text:span text:style-name="Emphasis"><text:span text:style-name="T5">le codage </text:span></text:span><text:span text:style-name="Emphasis"><text:span text:style-name="T14">binaire si la séquence de signaux suivante est reçue, selon le signal </text:span></text:span><text:span text:style-name="Emphasis"><text:span text:style-name="T15">Manchester</text:span></text:span><text:span text:style-name="Emphasis"><text:span text:style-name="T14">:</text:span></text:span></text:p>
      <text:p text:style-name="P19"/>
      <text:p text:style-name="P19"><draw:line text:anchor-type="paragraph" draw:z-index="82" draw:name="Forme1" draw:style-name="gr2" draw:text-style-name="P25" svg:x1="0.298cm" svg:y1="0.06cm" svg:x2="0.298cm" svg:y2="2.918cm"><text:p/></draw:line><draw:line text:anchor-type="paragraph" draw:z-index="83" draw:name="Forme1" draw:style-name="gr2" draw:text-style-name="P25" svg:x1="0.298cm" svg:y1="0.06cm" svg:x2="0.298cm" svg:y2="2.918cm"><text:p/></draw:line><draw:line text:anchor-type="paragraph" draw:z-index="84" draw:name="Forme1" draw:style-name="gr3" draw:text-style-name="P25" svg:x1="1.277cm" svg:y1="0.086cm" svg:x2="1.277cm" svg:y2="2.944cm"><text:p/></draw:line><draw:line text:anchor-type="paragraph" draw:z-index="85" draw:name="Forme1" draw:style-name="gr3" draw:text-style-name="P25" svg:x1="2.277cm" svg:y1="0.086cm" svg:x2="2.277cm" svg:y2="2.944cm"><text:p/></draw:line><draw:line text:anchor-type="paragraph" draw:z-index="86" draw:name="Forme1" draw:style-name="gr3" draw:text-style-name="P25" svg:x1="3.277cm" svg:y1="0.086cm" svg:x2="3.277cm" svg:y2="2.944cm"><text:p/></draw:line><draw:line text:anchor-type="paragraph" draw:z-index="87" draw:name="Forme1" draw:style-name="gr3" draw:text-style-name="P25" svg:x1="4.277cm" svg:y1="0.086cm" svg:x2="4.277cm" svg:y2="2.944cm"><text:p/></draw:line><draw:line text:anchor-type="paragraph" draw:z-index="88" draw:name="Forme1" draw:style-name="gr3" draw:text-style-name="P25" svg:x1="5.278cm" svg:y1="0.086cm" svg:x2="5.278cm" svg:y2="2.944cm"><text:p/></draw:line><draw:line text:anchor-type="paragraph" draw:z-index="89" draw:name="Forme1" draw:style-name="gr3" draw:text-style-name="P25" svg:x1="6.278cm" svg:y1="0.086cm" svg:x2="6.278cm" svg:y2="2.944cm"><text:p/></draw:line><draw:line text:anchor-type="paragraph" draw:z-index="90" draw:name="Forme1" draw:style-name="gr3" draw:text-style-name="P25" svg:x1="7.278cm" svg:y1="0.086cm" svg:x2="7.278cm" svg:y2="2.944cm"><text:p/></draw:line><draw:line text:anchor-type="paragraph" draw:z-index="91" draw:name="Forme1" draw:style-name="gr3" draw:text-style-name="P25" svg:x1="8.278cm" svg:y1="0.086cm" svg:x2="8.278cm" svg:y2="2.944cm"><text:p/></draw:line><draw:line text:anchor-type="paragraph" draw:z-index="92" draw:name="Forme1" draw:style-name="gr3" draw:text-style-name="P25" svg:x1="9.278cm" svg:y1="0.086cm" svg:x2="9.278cm" svg:y2="2.944cm"><text:p/></draw:line><draw:line text:anchor-type="paragraph" draw:z-index="93" draw:name="Forme1" draw:style-name="gr3" draw:text-style-name="P25" svg:x1="10.278cm" svg:y1="0.086cm" svg:x2="10.278cm" svg:y2="2.944cm"><text:p/></draw:line><draw:line text:anchor-type="paragraph" draw:z-index="94" draw:name="Forme1" draw:style-name="gr3" draw:text-style-name="P25" svg:x1="11.278cm" svg:y1="0.086cm" svg:x2="11.278cm" svg:y2="2.944cm"><text:p/></draw:line><draw:line text:anchor-type="paragraph" draw:z-index="95" draw:name="Forme1" draw:style-name="gr3" draw:text-style-name="P25" svg:x1="12.278cm" svg:y1="0.086cm" svg:x2="12.278cm" svg:y2="2.944cm"><text:p/></draw:line><draw:line text:anchor-type="paragraph" draw:z-index="96" draw:name="Forme1" draw:style-name="gr3" draw:text-style-name="P25" svg:x1="13.279cm" svg:y1="0.086cm" svg:x2="13.279cm" svg:y2="2.944cm"><text:p/></draw:line><draw:line text:anchor-type="paragraph" draw:z-index="97" draw:name="Forme1" draw:style-name="gr3" draw:text-style-name="P25" svg:x1="14.279cm" svg:y1="0.086cm" svg:x2="14.279cm" svg:y2="2.944cm"><text:p/></draw:line><draw:line text:anchor-type="paragraph" draw:z-index="99" draw:style-name="gr4" draw:text-style-name="P25" svg:x1="0.298cm" svg:y1="0.06cm" svg:x2="0.908cm" svg:y2="0.06cm"><text:p/></draw:line><draw:line text:anchor-type="paragraph" draw:z-index="100" draw:style-name="gr4" draw:text-style-name="P25" svg:x1="3.277cm" svg:y1="3.093cm" svg:x2="3.277cm" svg:y2="0.086cm"><text:p/></draw:line><draw:line text:anchor-type="paragraph" draw:z-index="101" draw:style-name="gr4" draw:text-style-name="P25" svg:x1="9.282cm" svg:y1="0.115cm" svg:x2="9.286cm" svg:y2="3.048cm"><text:p/></draw:line><draw:line text:anchor-type="paragraph" draw:z-index="103" draw:style-name="gr4" draw:text-style-name="P26" svg:x1="11.677cm" svg:y1="0.175cm" svg:x2="12.818cm" svg:y2="0.18cm"><text:p/></draw:line><draw:line text:anchor-type="paragraph" draw:z-index="105" draw:style-name="gr4" draw:text-style-name="P25" svg:x1="8.269cm" svg:y1="0.095cm" svg:x2="8.273cm" svg:y2="3.034cm"><text:p/></draw:line><draw:line text:anchor-type="paragraph" draw:z-index="106" draw:style-name="gr4" draw:text-style-name="P25" svg:x1="0.833cm" svg:y1="0.058cm" svg:x2="0.837cm" svg:y2="3.092cm"><text:p/></draw:line><draw:line text:anchor-type="paragraph" draw:z-index="107" draw:style-name="gr4" draw:text-style-name="P25" svg:x1="1.808cm" svg:y1="0.039cm" svg:x2="1.812cm" svg:y2="3.073cm"><text:p/></draw:line><draw:line text:anchor-type="paragraph" draw:z-index="108" draw:style-name="gr4" draw:text-style-name="P25" svg:x1="3.764cm" svg:y1="0.086cm" svg:x2="3.768cm" svg:y2="3.12cm"><text:p/></draw:line><draw:line text:anchor-type="paragraph" draw:z-index="109" draw:style-name="gr4" draw:text-style-name="P25" svg:x1="2.787cm" svg:y1="0.046cm" svg:x2="2.791cm" svg:y2="3.08cm"><text:p/></draw:line><draw:line text:anchor-type="paragraph" draw:z-index="110" draw:style-name="gr4" draw:text-style-name="P25" svg:x1="4.803cm" svg:y1="0.085cm" svg:x2="4.807cm" svg:y2="3.119cm"><text:p/></draw:line><draw:line text:anchor-type="paragraph" draw:z-index="111" draw:style-name="gr4" draw:text-style-name="P25" svg:x1="5.819cm" svg:y1="0.086cm" svg:x2="5.823cm" svg:y2="3.12cm"><text:p/></draw:line><draw:line text:anchor-type="paragraph" draw:z-index="112" draw:style-name="gr4" draw:text-style-name="P25" svg:x1="6.777cm" svg:y1="0.086cm" svg:x2="6.781cm" svg:y2="3.12cm"><text:p/></draw:line><draw:line text:anchor-type="paragraph" draw:z-index="113" draw:style-name="gr4" draw:text-style-name="P25" svg:x1="7.733cm" svg:y1="0.086cm" svg:x2="7.737cm" svg:y2="3.12cm"><text:p/></draw:line><draw:line text:anchor-type="paragraph" draw:z-index="117" draw:style-name="gr4" draw:text-style-name="P25" svg:x1="11.746cm" svg:y1="0.104cm" svg:x2="11.746cm" svg:y2="3.062cm"><text:p/></draw:line><draw:line text:anchor-type="paragraph" draw:z-index="118" draw:style-name="gr4" draw:text-style-name="P25" svg:x1="12.739cm" svg:y1="0.138cm" svg:x2="12.743cm" svg:y2="3.098cm"><text:p/></draw:line><draw:line text:anchor-type="paragraph" draw:z-index="119" draw:style-name="gr4" draw:text-style-name="P25" svg:x1="13.698cm" svg:y1="0.145cm" svg:x2="13.698cm" svg:y2="3.11cm"><text:p/></draw:line><draw:line text:anchor-type="paragraph" draw:z-index="122" draw:style-name="gr4" draw:text-style-name="P25" svg:x1="1.732cm" svg:y1="0.079cm" svg:x2="2.856cm" svg:y2="0.079cm"><text:p/></draw:line><draw:line text:anchor-type="paragraph" draw:z-index="120" draw:style-name="gr4" draw:text-style-name="P25" svg:x1="3.194cm" svg:y1="0.084cm" svg:x2="3.831cm" svg:y2="0.079cm"><text:p/></draw:line><draw:line text:anchor-type="paragraph" draw:z-index="126" draw:style-name="gr4" draw:text-style-name="P25" svg:x1="4.75cm" svg:y1="0.148cm" svg:x2="5.819cm" svg:y2="0.148cm"><text:p/></draw:line><draw:line text:anchor-type="paragraph" draw:z-index="128" draw:style-name="gr4" draw:text-style-name="P25" svg:x1="6.697cm" svg:y1="0.175cm" svg:x2="7.803cm" svg:y2="0.175cm"><text:p/></draw:line><draw:line text:anchor-type="paragraph" draw:z-index="131" draw:style-name="gr4" draw:text-style-name="P25" svg:x1="8.176cm" svg:y1="0.148cm" svg:x2="8.829cm" svg:y2="0.146cm"><text:p/></draw:line><draw:line text:anchor-type="paragraph" draw:z-index="114" draw:style-name="gr4" draw:text-style-name="P25" svg:x1="8.754cm" svg:y1="0.148cm" svg:x2="8.788cm" svg:y2="3.124cm"><text:p/></draw:line><draw:line text:anchor-type="paragraph" draw:z-index="133" draw:style-name="gr4" draw:text-style-name="P26" svg:x1="9.2cm" svg:y1="0.146cm" svg:x2="9.872cm" svg:y2="0.151cm"><text:p/></draw:line><draw:line text:anchor-type="paragraph" draw:z-index="135" draw:style-name="gr4" draw:text-style-name="P26" svg:x1="10.197cm" svg:y1="0.136cm" svg:x2="10.896cm" svg:y2="0.14cm"><text:p/></draw:line><draw:line text:anchor-type="paragraph" draw:z-index="136" draw:style-name="gr4" draw:text-style-name="P26" svg:x1="13.621cm" svg:y1="0.196cm" svg:x2="14.32cm" svg:y2="0.2cm"><text:p/></draw:line><draw:line text:anchor-type="paragraph" draw:z-index="115" draw:style-name="gr4" draw:text-style-name="P25" svg:x1="9.805cm" svg:y1="0.146cm" svg:x2="9.809cm" svg:y2="3.007cm"><text:p/></draw:line><draw:line text:anchor-type="paragraph" draw:z-index="102" draw:style-name="gr4" draw:text-style-name="P25" svg:x1="10.266cm" svg:y1="3.106cm" svg:x2="10.266cm" svg:y2="0.136cm"><text:p/></draw:line><draw:line text:anchor-type="paragraph" draw:z-index="116" draw:style-name="gr4" draw:text-style-name="P25" svg:x1="10.806cm" svg:y1="0.104cm" svg:x2="10.81cm" svg:y2="3.02cm"><text:p/></draw:line><draw:line text:anchor-type="paragraph" draw:z-index="104" draw:style-name="gr4" draw:text-style-name="P25" svg:x1="14.278cm" svg:y1="3.093cm" svg:x2="14.25cm" svg:y2="0.123cm"><text:p/></draw:line></text:p>
      <text:p text:style-name="P19"/>
      <text:p text:style-name="P19"/>
      <text:p text:style-name="P19"><draw:line text:anchor-type="paragraph" draw:z-index="98" draw:style-name="gr1" draw:text-style-name="P25" svg:x1="-0.125cm" svg:y1="0.06cm" svg:x2="14.956cm" svg:y2="0.06cm"><text:p/></draw:line><text:span text:style-name="Emphasis"><text:span text:style-name="T12"/></text:span></text:p>
      <text:p text:style-name="P19"><text:span text:style-name="Emphasis"><text:span text:style-name="T2"/></text:span></text:p>
      <text:p text:style-name="P19"/>
      <text:p text:style-name="P8"><draw:line text:anchor-type="paragraph" draw:z-index="121" draw:style-name="gr4" draw:text-style-name="P25" svg:x1="2.704cm" svg:y1="0.157cm" svg:x2="3.341cm" svg:y2="0.162cm"><text:p/></draw:line><draw:line text:anchor-type="paragraph" draw:z-index="123" draw:style-name="gr4" draw:text-style-name="P25" svg:x1="0.758cm" svg:y1="0.095cm" svg:x2="1.864cm" svg:y2="0.095cm"><text:p/></draw:line><draw:line text:anchor-type="paragraph" draw:z-index="124" draw:style-name="gr4" draw:text-style-name="P25" svg:x1="3.764cm" svg:y1="0.138cm" svg:x2="4.87cm" svg:y2="0.138cm"><text:p/></draw:line><draw:line text:anchor-type="paragraph" draw:z-index="125" draw:style-name="gr4" draw:text-style-name="P25" svg:x1="5.736cm" svg:y1="0.12cm" svg:x2="6.842cm" svg:y2="0.12cm"><text:p/></draw:line><draw:line text:anchor-type="paragraph" draw:z-index="127" draw:style-name="gr4" draw:text-style-name="P25" svg:x1="10.726cm" svg:y1="0.115cm" svg:x2="11.832cm" svg:y2="0.115cm"><text:p/></draw:line><draw:line text:anchor-type="paragraph" draw:z-index="129" draw:style-name="gr4" draw:text-style-name="P25" svg:x1="12.674cm" svg:y1="0.109cm" svg:x2="13.78cm" svg:y2="0.109cm"><text:p/></draw:line><draw:line text:anchor-type="paragraph" draw:z-index="130" draw:style-name="gr4" draw:text-style-name="P25" svg:x1="7.646cm" svg:y1="0.134cm" svg:x2="8.339cm" svg:y2="0.136cm"><text:p/></draw:line><draw:line text:anchor-type="paragraph" draw:z-index="132" draw:style-name="gr4" draw:text-style-name="P25" svg:x1="8.717cm" svg:y1="0.127cm" svg:x2="9.37cm" svg:y2="0.125cm"><text:p/></draw:line><draw:line text:anchor-type="paragraph" draw:z-index="134" draw:style-name="gr4" draw:text-style-name="P26" svg:x1="9.73cm" svg:y1="0.108cm" svg:x2="10.339cm" svg:y2="0.108cm"><text:p/></draw:line></text:p>
      <text:p text:style-name="P1"/>
      <text:h text:style-name="Heading_20_1" text:outline-level="1">Pour aller plus loin : <text:span text:style-name="T28">se rapprocher de la réalité pour assimiler les propriétés du cours</text:span></text:h>
      <text:p text:style-name="P10"><text:span text:style-name="T28">Les questions précédentes mis en pratique les concepts du cours sur une situation abstraite et simple… Il s'avère qu'en réalité, ce cas idéal ne se produit pas. L'un des problèmes classiques provient d'une désynchronisation des horloges.</text:span></text:p>
      <text:p text:style-name="P11">Dans la première partie du TP, on supposait que les deux composants étaient parfaitement synchronisés et qu'aucun décalage n'existait : exactement au pas de temps, l'émetteur met à jour son signal et le récepteur capte ce signal juste après sa mise à jour. </text:p>
      <text:p text:style-name="P11">Cela ne fonctionne pas ainsi dans le monde réel. En général, l'émetteur et le récepteur ont deux horloges qui ne vont pas à la même vitesse (par exemple, l'émetteur va un peu plus vite ou un peu plus lentement que le récepteur ; leur vitesse relative évolue au cours du temps).</text:p>
      <text:p text:style-name="P11">Pour faire simple, supposons que chaque ligne verticale pointillée correspond à une seconde. L'émetteur et le récepteur sont d'accord pour transmettre un bit par seconde.</text:p>
      <text:p text:style-name="P9"><text:span text:style-name="T29">Redessinez la courbe de la question 1 en admettant que l'émetteur est légèrement plus lent qu'attendu  (mettons 33 % plus lent):</text:span></text:p>
      <text:p text:style-name="P20"><text:span text:style-name="Emphasis"><text:span text:style-name="T4"/></text:span></text:p>
      <text:p text:style-name="P20"><draw:line text:anchor-type="paragraph" draw:z-index="138" draw:name="Forme1" draw:style-name="gr2" draw:text-style-name="P25" svg:x1="0.298cm" svg:y1="0.06cm" svg:x2="0.298cm" svg:y2="2.918cm"><text:p/></draw:line><draw:line text:anchor-type="paragraph" draw:z-index="139" draw:name="Forme1" draw:style-name="gr2" draw:text-style-name="P25" svg:x1="0.298cm" svg:y1="0.06cm" svg:x2="0.298cm" svg:y2="2.918cm"><text:p/></draw:line><draw:line text:anchor-type="paragraph" draw:z-index="140" draw:name="Forme1" draw:style-name="gr3" draw:text-style-name="P25" svg:x1="1.277cm" svg:y1="0.086cm" svg:x2="1.277cm" svg:y2="2.944cm"><text:p/></draw:line><draw:line text:anchor-type="paragraph" draw:z-index="141" draw:name="Forme1" draw:style-name="gr3" draw:text-style-name="P25" svg:x1="2.277cm" svg:y1="0.086cm" svg:x2="2.277cm" svg:y2="2.944cm"><text:p/></draw:line><draw:line text:anchor-type="paragraph" draw:z-index="142" draw:name="Forme1" draw:style-name="gr3" draw:text-style-name="P25" svg:x1="3.277cm" svg:y1="0.086cm" svg:x2="3.277cm" svg:y2="2.944cm"><text:p/></draw:line><draw:line text:anchor-type="paragraph" draw:z-index="143" draw:name="Forme1" draw:style-name="gr3" draw:text-style-name="P25" svg:x1="4.277cm" svg:y1="0.086cm" svg:x2="4.277cm" svg:y2="2.944cm"><text:p/></draw:line><draw:line text:anchor-type="paragraph" draw:z-index="144" draw:name="Forme1" draw:style-name="gr3" draw:text-style-name="P25" svg:x1="5.278cm" svg:y1="0.086cm" svg:x2="5.278cm" svg:y2="2.944cm"><text:p/></draw:line><draw:line text:anchor-type="paragraph" draw:z-index="145" draw:name="Forme1" draw:style-name="gr3" draw:text-style-name="P25" svg:x1="6.278cm" svg:y1="0.086cm" svg:x2="6.278cm" svg:y2="2.944cm"><text:p/></draw:line><draw:line text:anchor-type="paragraph" draw:z-index="146" draw:name="Forme1" draw:style-name="gr3" draw:text-style-name="P25" svg:x1="7.278cm" svg:y1="0.086cm" svg:x2="7.278cm" svg:y2="2.944cm"><text:p/></draw:line><draw:line text:anchor-type="paragraph" draw:z-index="147" draw:name="Forme1" draw:style-name="gr3" draw:text-style-name="P25" svg:x1="8.278cm" svg:y1="0.086cm" svg:x2="8.278cm" svg:y2="2.944cm"><text:p/></draw:line><draw:line text:anchor-type="paragraph" draw:z-index="148" draw:name="Forme1" draw:style-name="gr3" draw:text-style-name="P25" svg:x1="9.278cm" svg:y1="0.086cm" svg:x2="9.278cm" svg:y2="2.944cm"><text:p/></draw:line><draw:line text:anchor-type="paragraph" draw:z-index="149" draw:name="Forme1" draw:style-name="gr3" draw:text-style-name="P25" svg:x1="10.278cm" svg:y1="0.086cm" svg:x2="10.278cm" svg:y2="2.944cm"><text:p/></draw:line><draw:line text:anchor-type="paragraph" draw:z-index="150" draw:name="Forme1" draw:style-name="gr3" draw:text-style-name="P25" svg:x1="11.278cm" svg:y1="0.086cm" svg:x2="11.278cm" svg:y2="2.944cm"><text:p/></draw:line><draw:line text:anchor-type="paragraph" draw:z-index="151" draw:name="Forme1" draw:style-name="gr3" draw:text-style-name="P25" svg:x1="12.278cm" svg:y1="0.086cm" svg:x2="12.278cm" svg:y2="2.944cm"><text:p/></draw:line><draw:line text:anchor-type="paragraph" draw:z-index="152" draw:name="Forme1" draw:style-name="gr3" draw:text-style-name="P25" svg:x1="13.279cm" svg:y1="0.086cm" svg:x2="13.279cm" svg:y2="2.944cm"><text:p/></draw:line><draw:line text:anchor-type="paragraph" draw:z-index="153" draw:name="Forme1" draw:style-name="gr3" draw:text-style-name="P25" svg:x1="14.279cm" svg:y1="0.086cm" svg:x2="14.279cm" svg:y2="2.944cm"><text:p/></draw:line><text:span text:style-name="Emphasis"><text:span text:style-name="T20"/></text:span></text:p>
      <text:p text:style-name="P20"><text:span text:style-name="Emphasis"><text:span text:style-name="T20"/></text:span></text:p>
      <text:p text:style-name="P20"><text:span text:style-name="Emphasis"><text:span text:style-name="T20"/></text:span></text:p>
      <text:p text:style-name="P20"><draw:line text:anchor-type="paragraph" draw:z-index="137" draw:style-name="gr1" draw:text-style-name="P25" svg:x1="-0.125cm" svg:y1="0.06cm" svg:x2="14.956cm" svg:y2="0.06cm"><text:p/></draw:line><text:span text:style-name="Emphasis"><text:span text:style-name="T20"/></text:span></text:p>
      <text:p text:style-name="P20"><text:span text:style-name="Emphasis"><text:span text:style-name="T21"/></text:span></text:p>
      <text:p text:style-name="P16"/>
      <text:p text:style-name="P16"/>
      <text:p text:style-name="P12"><text:span text:style-name="Emphasis"><text:span text:style-name="T4">A </text:span></text:span><text:span text:style-name="Emphasis"><text:span text:style-name="T1">partir de cela, calculer à la main le code binaire qu</text:span></text:span><text:span text:style-name="Emphasis"><text:span text:style-name="T8">'évalue</text:span></text:span><text:span text:style-name="Emphasis"><text:span text:style-name="T1"> le récepteur, en supposant que son horloge est parfaite et qu'il prend ses mesures chaque seconde, juste après la ligne pointillée. </text:span></text:span><text:span text:style-name="Emphasis"><text:span text:style-name="T8">Vous y trouverez des erreurs : la séquence de bits perçue ne correspond pas à la séquence de bits que l'émetteur voulait envoyer.</text:span></text:span></text:p>
      <text:p text:style-name="P12"/>
      <text:p text:style-name="P12"><text:soft-page-break/><text:span text:style-name="Emphasis"><text:span text:style-name="T8">Améliorons le code pour limiter ces erreurs. </text:span></text:span><text:span text:style-name="Emphasis"><text:span text:style-name="T9">Mettons que le récepteur puisse sentir le signal dix fois par seconde (une fois toute les 0.1s). Comment améliorer l'algorithme NRZSignalToBits pour limiter les erreurs ?</text:span></text:span></text:p>
      <text:p text:style-name="P12"/>
      <text:p text:style-name="P13"><text:span text:style-name="Emphasis"><text:span text:style-name="T9">Implémenter cet </text:span></text:span><text:span text:style-name="Emphasis"><text:span text:style-name="T10">algorithme. Notez que, puisque la détection a lieux dix fois par seconde, il faut remplacer chaque « + » de l'entrée « une détection par seconde » par dix « + » pour l'entrée « dix détections par seconde » (idem pour les « - »). </text:span></text:span></text:p>
      <text:p text:style-name="P14"><text:span text:style-name="Emphasis"><text:span text:style-name="T11">Lancez votre algorithme en rajoutant un ralentissement de 30 % de la part de l'émetteur (i.e. remplacer chaque « + » de l'entrée « une détection par seconde » par treize « + » pour l'entrée « dix détections par seconde »). Votre algorithme fait-il moins d'erreurs que l'algorithme naïf « une fois par seconde » ? En quel points ? Pourquoi ?</text:span></text:span></text:p>
      <text:p text:style-name="P14"/>
      <text:p text:style-name="P14"><text:span text:style-name="Emphasis"><text:span text:style-name="T11">Même question pour le codage NRZI et Manchester. Comparez la robustesse des différents algorithmes face aux décalages d'horloge relatifs entre l'émetteur et le récepteu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6:45:30.888087653</meta:creation-date>
    <meta:editing-duration>PT2H38M9S</meta:editing-duration>
    <meta:editing-cycles>23</meta:editing-cycles>
    <meta:generator>LibreOffice/4.2.8.2$Linux_X86_64 LibreOffice_project/420m0$Build-2</meta:generator>
    <dc:date>2017-09-18T16:54:00.901347948</dc:date>
    <meta:document-statistic meta:table-count="0" meta:image-count="0" meta:object-count="0" meta:page-count="3" meta:paragraph-count="23" meta:word-count="617" meta:character-count="3611" meta:non-whitespace-character-count="3012"/>
  </office:meta>
</office:document-meta>
</file>